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54a" officeooo:paragraph-rsid="0016954a"/>
    </style:style>
    <style:style style:name="P2" style:family="paragraph" style:parent-style-name="Standard">
      <style:text-properties officeooo:rsid="001847e1" officeooo:paragraph-rsid="001847e1"/>
    </style:style>
    <style:style style:name="P3" style:family="paragraph" style:parent-style-name="Standard">
      <style:text-properties officeooo:rsid="0018771a" officeooo:paragraph-rsid="001877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Bugün ikinci kisim</text:p>
      <text:p text:style-name="P3">bu ücüncü cümle </text:p>
      <text:p text:style-name="P3">bu da 4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6:54:01.718994622</meta:creation-date>
    <dc:date>2022-10-23T17:10:18.926334021</dc:date>
    <meta:editing-duration>PT1M5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9" meta:character-count="42" meta:non-whitespace-character-count="35"/>
  </office:meta>
</office:document-meta>
</file>